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8ce" officeooo:paragraph-rsid="001848ce"/>
    </style:style>
    <style:style style:name="P2" style:family="paragraph" style:parent-style-name="Standard">
      <style:text-properties officeooo:rsid="001848ce" officeooo:paragraph-rsid="00184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ebaric Hierarchy</text:p>
      <text:p text:style-name="P1">================</text:p>
      <text:p text:style-name="P1">1. Scalar Types</text:p>
      <text:p text:style-name="P1"><text:s text:c="4"/>Semiring and Field provide genric facilities for scalar types like double, Int, Complex, Boolea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9:36:10.820483923</meta:creation-date>
    <dc:date>2016-07-11T21:01:16.255828511</dc:date>
    <meta:editing-duration>PT1H14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20" meta:character-count="151" meta:non-whitespace-character-count="130"/>
  </office:meta>
</office:document-meta>
</file>